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Helvetica" svg:font-family="Helvetic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Helvetica" fo:font-size="11pt" fo:font-weight="bold" style:font-size-asian="11pt" style:font-weight-asian="bold" style:font-size-complex="11pt" style:font-weight-complex="bold"/>
    </style:style>
    <style:style style:name="P3" style:family="paragraph" style:parent-style-name="Standard">
      <style:text-properties style:font-name="Helvetica" fo:font-size="11pt" fo:language="en" fo:country="GB" fo:font-weight="bold" style:font-size-asian="11pt" style:font-weight-asian="bold" style:font-size-complex="11pt" style:font-weight-complex="bold"/>
    </style:style>
    <style:style style:name="P4" style:family="paragraph" style:parent-style-name="Standard">
      <style:text-properties style:font-name="Helvetica" fo:font-size="11pt" fo:language="en" fo:country="GB" style:font-name-asian="MS Mincho" style:font-size-asian="11pt" style:font-name-complex="MS Mincho" style:font-size-complex="11pt"/>
    </style:style>
    <style:style style:name="P5" style:family="paragraph" style:parent-style-name="Standard">
      <style:text-properties style:font-name="Helvetica" fo:font-size="11pt" fo:language="en" fo:country="GB" officeooo:rsid="0009957e" officeooo:paragraph-rsid="0009957e" style:font-name-asian="MS Mincho" style:font-size-asian="11pt" style:font-name-complex="MS Mincho" style:font-size-complex="11pt"/>
    </style:style>
    <style:style style:name="P6" style:family="paragraph" style:parent-style-name="Standard">
      <style:text-properties style:font-name="Helvetica" fo:font-size="11pt" fo:language="en" fo:country="GB" style:font-size-asian="11pt" style:font-size-complex="11pt"/>
    </style:style>
    <style:style style:name="P7" style:family="paragraph" style:parent-style-name="Standard">
      <style:text-properties style:font-name="Helvetica" fo:font-size="11pt" fo:language="en" fo:country="GB" style:font-size-asian="11pt" style:font-size-complex="11pt" style:font-weight-complex="bold"/>
    </style:style>
    <style:style style:name="P8" style:family="paragraph" style:parent-style-name="Standard">
      <style:text-properties style:font-name="Helvetica" fo:font-size="11pt" fo:language="en" fo:country="GB" officeooo:paragraph-rsid="0009957e" style:font-size-asian="11pt" style:font-size-complex="11pt"/>
    </style:style>
    <style:style style:name="P9" style:family="paragraph" style:parent-style-name="Standard">
      <style:text-properties style:font-name="Helvetica" fo:font-size="11pt" fo:font-style="italic" style:font-size-asian="11pt" style:font-style-asian="italic" style:font-size-complex="11pt" style:font-style-complex="italic"/>
    </style:style>
    <style:style style:name="P10" style:family="paragraph" style:parent-style-name="Standard">
      <style:text-properties style:font-name="Helvetica" fo:font-size="11pt" style:font-size-asian="11pt" style:font-size-complex="11pt"/>
    </style:style>
    <style:style style:name="P11" style:family="paragraph" style:parent-style-name="Standard">
      <style:text-properties style:font-name="Helvetica" fo:font-size="11pt" fo:language="sv" fo:country="SE" officeooo:rsid="000a2243" officeooo:paragraph-rsid="000a2243" style:font-size-asian="11pt" style:font-size-complex="11pt"/>
    </style:style>
    <style:style style:name="P12" style:family="paragraph" style:parent-style-name="Standard">
      <style:text-properties style:font-name="Helvetica" fo:font-size="11pt" fo:language="sv" fo:country="SE" fo:font-weight="bold" style:font-size-asian="11pt" style:font-weight-asian="bold" style:font-size-complex="11pt"/>
    </style:style>
    <style:style style:name="P13" style:family="paragraph" style:parent-style-name="Standard">
      <style:paragraph-properties fo:margin-left="0in" fo:margin-right="0in" fo:text-indent="0.4925in" style:auto-text-indent="false"/>
    </style:style>
    <style:style style:name="P14" style:family="paragraph" style:parent-style-name="Standard">
      <style:paragraph-properties fo:margin-left="0in" fo:margin-right="0in" fo:text-indent="0.4925in" style:auto-text-indent="false"/>
      <style:text-properties style:font-name="Helvetica" fo:font-size="11pt" fo:language="en" fo:country="GB" style:font-size-asian="11pt" style:font-size-complex="11pt"/>
    </style:style>
    <style:style style:name="P15" style:family="paragraph" style:parent-style-name="Standard">
      <style:paragraph-properties fo:margin-left="0in" fo:margin-right="0in" fo:text-indent="0.4925in" style:auto-text-indent="false"/>
      <style:text-properties style:font-name="Helvetica" fo:font-size="11pt" fo:font-style="italic" style:font-size-asian="11pt" style:font-style-asian="italic" style:font-size-complex="11pt" style:font-style-complex="italic"/>
    </style:style>
    <style:style style:name="P16" style:family="paragraph" style:parent-style-name="Standard">
      <style:paragraph-properties fo:margin-left="0in" fo:margin-right="0in" fo:text-indent="0.4925in" style:auto-text-indent="false"/>
      <style:text-properties style:font-name="Helvetica" fo:font-size="11pt" style:font-size-asian="11pt" style:font-size-complex="11pt"/>
    </style:style>
    <style:style style:name="P17" style:family="paragraph" style:parent-style-name="Standard">
      <style:paragraph-properties fo:margin-left="0.4925in" fo:margin-right="0in" fo:text-indent="0in" style:auto-text-indent="false"/>
    </style:style>
    <style:style style:name="P18" style:family="paragraph" style:parent-style-name="Standard">
      <style:paragraph-properties fo:margin-left="0.4925in" fo:margin-right="0in" fo:text-indent="0in" style:auto-text-indent="false"/>
      <style:text-properties style:font-name="Helvetica" fo:font-size="11pt" fo:font-style="italic" style:font-size-asian="11pt" style:font-style-asian="italic" style:font-size-complex="11pt" style:font-style-complex="italic"/>
    </style:style>
    <style:style style:name="P19" style:family="paragraph" style:parent-style-name="Standard">
      <style:paragraph-properties fo:margin-left="0.4925in" fo:margin-right="0in" fo:text-indent="0in" style:auto-text-indent="false"/>
      <style:text-properties style:font-name="Helvetica" fo:font-size="11pt" style:font-size-asian="11pt" style:font-size-complex="11pt" style:font-style-complex="italic"/>
    </style:style>
    <style:style style:name="P20" style:family="paragraph" style:parent-style-name="Standard">
      <style:paragraph-properties fo:margin-left="0.4925in" fo:margin-right="0in" fo:text-indent="0in" style:auto-text-indent="false"/>
      <style:text-properties style:font-name="Helvetica" fo:font-size="11pt" fo:language="en" fo:country="GB" officeooo:paragraph-rsid="0009957e" style:font-name-asian="MS Mincho" style:font-size-asian="11pt" style:font-name-complex="MS Mincho" style:font-size-complex="11pt"/>
    </style:style>
    <style:style style:name="P21" style:family="paragraph" style:parent-style-name="Standard">
      <style:paragraph-properties fo:margin-left="0.4925in" fo:margin-right="0in" fo:text-indent="0in" style:auto-text-indent="false"/>
      <style:text-properties officeooo:rsid="0009957e" officeooo:paragraph-rsid="0009957e"/>
    </style:style>
    <style:style style:name="P22" style:family="paragraph" style:parent-style-name="Standard">
      <style:paragraph-properties fo:margin-left="0.4925in" fo:margin-right="0in" fo:text-indent="0.4925in" style:auto-text-indent="false"/>
    </style:style>
    <style:style style:name="P23" style:family="paragraph" style:parent-style-name="Standard">
      <style:paragraph-properties fo:margin-left="0.9846in" fo:margin-right="0in" fo:text-indent="0in" style:auto-text-indent="false"/>
    </style:style>
    <style:style style:name="P24" style:family="paragraph" style:parent-style-name="Standard" style:master-page-name="Standard">
      <style:paragraph-properties fo:text-align="center" style:justify-single-word="false" style:page-number="auto"/>
    </style:style>
    <style:style style:name="P25" style:family="paragraph" style:parent-style-name="Standard_20__28_user_29_" style:list-style-name="WWNum6"/>
    <style:style style:name="P26" style:family="paragraph" style:parent-style-name="Standard_20__28_user_29_">
      <style:text-properties style:font-name="Helvetica" fo:font-size="11pt" style:font-size-asian="11pt" style:font-size-complex="11pt"/>
    </style:style>
    <style:style style:name="P27" style:family="paragraph" style:parent-style-name="Standard_20__28_user_29_">
      <style:text-properties style:font-name="Helvetica" fo:font-size="11pt" fo:language="sv" fo:country="SE" officeooo:rsid="000ad8a8" officeooo:paragraph-rsid="000ad8a8" style:font-size-asian="11pt" style:font-size-complex="11pt"/>
    </style:style>
    <style:style style:name="P28" style:family="paragraph" style:parent-style-name="Standard_20__28_user_29_">
      <style:text-properties style:font-name="Helvetica" fo:font-size="11pt" fo:font-weight="bold" style:font-size-asian="11pt" style:font-weight-asian="bold" style:font-size-complex="11pt"/>
    </style:style>
    <style:style style:name="P29" style:family="paragraph" style:parent-style-name="Standard_20__28_user_29_" style:list-style-name="WWNum1"/>
    <style:style style:name="P30" style:family="paragraph" style:parent-style-name="Standard_20__28_user_29_">
      <style:paragraph-properties fo:break-before="page"/>
    </style:style>
    <style:style style:name="P31" style:family="paragraph" style:parent-style-name="Standard_20__28_user_29_">
      <style:paragraph-properties fo:margin-left="0.25in" fo:margin-right="0in" fo:text-indent="0in" style:auto-text-indent="false"/>
    </style:style>
    <style:style style:name="P32" style:family="paragraph" style:parent-style-name="Standard_20__28_user_29_">
      <style:paragraph-properties fo:margin-left="0.25in" fo:margin-right="0in" fo:text-indent="0in" style:auto-text-indent="false"/>
      <style:text-properties style:font-name="Helvetica" fo:font-size="11pt" style:font-size-asian="11pt" style:font-size-complex="11pt"/>
    </style:style>
    <style:style style:name="P33" style:family="paragraph" style:parent-style-name="Standard_20__28_user_29_">
      <style:paragraph-properties fo:margin-left="0in" fo:margin-right="0in" fo:text-indent="0.25in" style:auto-text-indent="false"/>
    </style:style>
    <style:style style:name="P34" style:family="paragraph" style:parent-style-name="Standard_20__28_user_29_">
      <style:paragraph-properties fo:margin-left="0.4862in" fo:margin-right="0in" fo:text-indent="0in" style:auto-text-indent="false"/>
    </style:style>
    <style:style style:name="P35" style:family="paragraph" style:parent-style-name="Standard_20__28_user_29_">
      <style:paragraph-properties fo:margin-left="0.4862in" fo:margin-right="0in" fo:text-indent="0in" style:auto-text-indent="false"/>
      <style:text-properties style:font-name="Helvetica" fo:font-size="11pt" style:font-size-asian="11pt" style:font-size-complex="11pt"/>
    </style:style>
    <style:style style:name="P36" style:family="paragraph" style:parent-style-name="Standard_20__28_user_29_">
      <style:paragraph-properties fo:margin-left="0.5417in" fo:margin-right="0in" fo:text-indent="0in" style:auto-text-indent="false"/>
    </style:style>
    <style:style style:name="P37" style:family="paragraph" style:parent-style-name="Standard_20__28_user_29_">
      <style:paragraph-properties fo:margin-left="0.5417in" fo:margin-right="0in" fo:text-indent="0in" style:auto-text-indent="false"/>
      <style:text-properties style:font-name="Helvetica" fo:font-size="11pt" style:font-size-asian="11pt" style:font-size-complex="11pt"/>
    </style:style>
    <style:style style:name="P38" style:family="paragraph">
      <loext:graphic-properties draw:fill="none"/>
      <style:paragraph-properties fo:text-align="start"/>
      <style:text-properties fo:font-size="18pt"/>
    </style:style>
    <style:style style:name="T1" style:family="text">
      <style:text-properties style:font-name="Helvetica" fo:font-size="11pt" fo:font-weight="bold" style:font-size-asian="11pt" style:font-weight-asian="bold" style:font-size-complex="11pt"/>
    </style:style>
    <style:style style:name="T2" style:family="text">
      <style:text-properties style:font-name="Helvetica" fo:font-size="11pt" fo:font-weight="bold" style:font-size-asian="11pt" style:font-weight-asian="bold" style:font-size-complex="11pt" style:font-weight-complex="bold"/>
    </style:style>
    <style:style style:name="T3" style:family="text">
      <style:text-properties style:font-name="Helvetica" fo:font-size="11pt" style:font-size-asian="11pt" style:font-size-complex="11pt"/>
    </style:style>
    <style:style style:name="T4" style:family="text">
      <style:text-properties style:font-name="Helvetica" fo:font-size="11pt" style:font-size-asian="11pt" style:font-size-complex="11pt" style:font-style-complex="italic"/>
    </style:style>
    <style:style style:name="T5" style:family="text">
      <style:text-properties style:font-name="Helvetica" fo:font-size="11pt" style:font-size-asian="11pt" style:language-asian="ko" style:country-asian="KR" style:font-size-complex="11pt"/>
    </style:style>
    <style:style style:name="T6" style:family="text">
      <style:text-properties style:font-name="Helvetica" fo:font-size="11pt" fo:language="en" fo:country="GB" fo:font-weight="bold" style:font-size-asian="11pt" style:font-weight-asian="bold" style:font-size-complex="11pt"/>
    </style:style>
    <style:style style:name="T7" style:family="text">
      <style:text-properties style:font-name="Helvetica" fo:font-size="11pt" fo:language="en" fo:country="GB" fo:font-weight="bold" style:font-size-asian="11pt" style:font-weight-asian="bold" style:font-size-complex="11pt" style:font-weight-complex="bold"/>
    </style:style>
    <style:style style:name="T8" style:family="text">
      <style:text-properties style:font-name="Helvetica" fo:font-size="11pt" fo:language="en" fo:country="GB" fo:font-weight="bold" style:font-name-asian="MS Mincho" style:font-size-asian="11pt" style:font-weight-asian="bold" style:font-name-complex="MS Mincho" style:font-size-complex="11pt"/>
    </style:style>
    <style:style style:name="T9" style:family="text">
      <style:text-properties style:font-name="Helvetica" fo:font-size="11pt" fo:language="en" fo:country="GB" style:font-size-asian="11pt" style:font-size-complex="11pt"/>
    </style:style>
    <style:style style:name="T10" style:family="text">
      <style:text-properties style:font-name="Helvetica" fo:font-size="11pt" fo:language="en" fo:country="GB" style:font-size-asian="11pt" style:font-size-complex="11pt" style:font-weight-complex="bold"/>
    </style:style>
    <style:style style:name="T11" style:family="text">
      <style:text-properties style:font-name="Helvetica" fo:font-size="11pt" fo:language="en" fo:country="GB" fo:font-style="italic" style:font-size-asian="11pt" style:font-style-asian="italic" style:font-size-complex="11pt" style:font-style-complex="italic"/>
    </style:style>
    <style:style style:name="T12" style:family="text">
      <style:text-properties style:font-name="Helvetica" fo:font-size="11pt" fo:language="en" fo:country="GB" style:font-name-asian="MS Mincho" style:font-size-asian="11pt" style:font-name-complex="MS Mincho" style:font-size-complex="11pt"/>
    </style:style>
    <style:style style:name="T13" style:family="text">
      <style:text-properties style:font-name="Helvetica" fo:font-size="11pt" fo:font-style="italic" style:font-size-asian="11pt" style:font-style-asian="italic" style:font-size-complex="11pt" style:font-style-complex="italic"/>
    </style:style>
    <style:style style:name="T14" style:family="text">
      <style:text-properties style:font-name="Helvetica" fo:font-size="11pt" fo:font-style="italic" style:font-name-asian="MS Mincho" style:font-size-asian="11pt" style:font-style-asian="italic" style:font-name-complex="MS Mincho" style:font-size-complex="11pt" style:font-style-complex="italic"/>
    </style:style>
    <style:style style:name="T15" style:family="text">
      <style:text-properties style:font-name="Helvetica" fo:font-size="11pt" style:font-name-asian="MS Mincho" style:font-size-asian="11pt" style:font-name-complex="MS Mincho" style:font-size-complex="11pt" style:font-style-complex="italic"/>
    </style:style>
    <style:style style:name="T16" style:family="text">
      <style:text-properties style:font-name="Helvetica" fo:font-size="11pt" fo:language="sv" fo:country="SE" style:font-size-asian="11pt" style:font-size-complex="11pt"/>
    </style:style>
    <style:style style:name="T17" style:family="text">
      <style:text-properties style:font-name="Helvetica" fo:font-size="11pt" fo:language="sv" fo:country="SE" fo:font-style="italic" style:font-size-asian="11pt" style:font-style-asian="italic" style:font-size-complex="11pt" style:font-style-complex="italic"/>
    </style:style>
    <style:style style:name="T18" style:family="text">
      <style:text-properties officeooo:rsid="0009957e"/>
    </style:style>
    <style:style style:name="T19" style:family="text">
      <style:text-properties officeooo:rsid="000a2243"/>
    </style:style>
    <style:style style:name="gr1" style:family="graphic">
      <style:graphic-properties draw:stroke="solid" svg:stroke-width="0.0071in" svg:stroke-color="#000000" draw:stroke-linejoin="miter" draw:fill="none" draw:textarea-horizontal-align="center" draw:textarea-vertical-align="top" draw:auto-grow-height="false" fo:padding-top="0.0492in" fo:padding-bottom="0.0492in" fo:padding-left="0.0984in" fo:padding-right="0.0984in" fo:wrap-option="wrap" fo:margin-left="0.1252in" fo:margin-right="0.139in" fo:margin-top="0in" fo:margin-bottom="0.0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2">Practical 3: Phylogenic Reconstruction</text:span></text:p>
      <text:p text:style-name="P1"><text:span text:style-name="T2">Group number: 2</text:span></text:p>
      <text:p text:style-name="P1"><text:span text:style-name="T2">Group members: Maximilian Senftleben, Zhong Hao Daryl Boey</text:span></text:p>
      <text:p text:style-name="P2"><draw:line text:anchor-type="paragraph" draw:z-index="0" draw:name="Straight Connector 3" draw:style-name="gr1" draw:text-style-name="P38" svg:x1="0.0189in" svg:y1="0.0827in" svg:x2="6.8941in" svg:y2="0.0827in"><text:p/></draw:line></text:p>
      <text:p text:style-name="Standard"><text:span text:style-name="T2">Summary: </text:span></text:p>
      <text:p text:style-name="P3"/>
      <text:p text:style-name="P3"/>
      <text:p text:style-name="Standard"><text:span text:style-name="T7">Exercise 1 -</text:span><text:span text:style-name="T6"> Finding homologs</text:span></text:p>
      <text:p text:style-name="P4"/>
      <text:p text:style-name="Standard"><text:span text:style-name="T9">For those of your genomes that are complete (i.e., bacteria and archaea), use BLAST to find homologs to the 16S rRNA </text:span><text:span text:style-name="T11">E. coli </text:span><text:span text:style-name="T9">gene. In case you get several hits, take the best one from each genome. </text:span><text:span text:style-name="T12"> </text:span></text:p>
      <text:p text:style-name="P4"/>
      <text:p text:style-name="Standard"><text:span text:style-name="T10">DNA Tree Reconstruction </text:span><text:span text:style-name="T12"> </text:span></text:p>
      <text:p text:style-name="Standard"><text:span text:style-name="T9">1. In order to be able to search locally, format a BLAST database for your genomes. </text:span></text:p>
      <text:p text:style-name="P13"><text:span text:style-name="T9">1.1.  Explain the parameters. What do they mean?</text:span></text:p>
      <text:p text:style-name="P14"/>
      <text:p text:style-name="P13"><text:span text:style-name="T13">makeblastdb -in &lt;inputfile.fa&gt; -out &lt;outputfile.fa&gt; -dbtype nucl</text:span></text:p>
      <text:p text:style-name="P15"/>
      <text:p text:style-name="P13"><text:span text:style-name="T13">makeblastdb<text:tab/><text:tab/></text:span></text:p>
      <text:p text:style-name="P13"><text:span text:style-name="T3">creates a blast database with the input file</text:span></text:p>
      <text:p text:style-name="P13"><text:span text:style-name="T13">-in &lt;inputfile.fa&gt;</text:span></text:p>
      <text:p text:style-name="P13"><text:span text:style-name="T3">specifies the input file</text:span></text:p>
      <text:p text:style-name="P13"><text:span text:style-name="T13">-out &lt;outputfile.fa&gt;</text:span></text:p>
      <text:p text:style-name="P13"><text:span text:style-name="T3">specifies the output files and their location</text:span></text:p>
      <text:p text:style-name="P13"><text:span text:style-name="T13">-dbtype nucle</text:span></text:p>
      <text:p text:style-name="P13"><text:span text:style-name="T3">specifies the content or the type of database, in this case, the database consists of nucleotides</text:span></text:p>
      <text:p text:style-name="P4"/>
      <text:p text:style-name="P13"><text:span text:style-name="T9">1.2.  Run the program for each nucleotide dataset.</text:span></text:p>
      <text:p text:style-name="P15"/>
      <text:p text:style-name="P13"><text:span text:style-name="T13">makeblastdb -in &lt;inputfile.fa&gt; -dbtype nucl</text:span></text:p>
      <text:p text:style-name="P16"/>
      <text:p text:style-name="P13"><text:span text:style-name="T13">for file in *.txt; do makeblastdb -in $file -out ../practical3/databases/$file -dbtype nucl; done</text:span></text:p>
      <text:p text:style-name="P14"/>
      <text:p text:style-name="P8"><text:tab/><text:span text:style-name="T18">Output files: 16.fa.txt.nhr,nin,nsq for geneomes 16, 20, 44, 47</text:span></text:p>
      <text:p text:style-name="P8"/>
      <text:p text:style-name="Standard"><text:span text:style-name="T9">2. Gather all your genomes in one file in order to have a single database. </text:span><text:span text:style-name="T12"> </text:span></text:p>
      <text:p text:style-name="P4"/>
      <text:p text:style-name="Standard"><text:span text:style-name="T9">cat genome_0 genome_1 ... &gt; genomes_all</text:span></text:p>
      <text:p text:style-name="Standard"><text:span text:style-name="T3">Takes the content of the input files and adds them to a new file.</text:span></text:p>
      <text:p text:style-name="P4"/>
      <text:p text:style-name="P5">Output file: compl.nhr,nin,nsq</text:p>
      <text:p text:style-name="P4"/>
      <text:p text:style-name="Standard"><text:span text:style-name="T9">3. Use BLAST to query the database for the 16S rRNA file. </text:span></text:p>
      <text:p text:style-name="P17"><text:span text:style-name="T9">3.1.  Find the best hit in each genome as “actual” 16S rRNA, and gather them as entries in a FASTA file.</text:span></text:p>
      <text:p text:style-name="P18"/>
      <text:p text:style-name="P17"><text:span text:style-name="T13">blastn -outfmt 5 -query 16S_ecoli.fasta -db ../practical3/databases/47.fa.txt -out ../practical3/hit16.fasta -max_hsps 1</text:span></text:p>
      <text:p text:style-name="P18"><text:soft-page-break/></text:p>
      <text:p text:style-name="P17"><text:span text:style-name="T4">By using the flag </text:span><text:span text:style-name="T13">-max_hsps 1 </text:span><text:span text:style-name="T4">the program blastn will only write the best n hits sequence into the output fasta-file. In this case, n=1, so only the best hit will be returned.</text:span></text:p>
      <text:p text:style-name="P17"><text:span text:style-name="T4"/></text:p>
      <text:p text:style-name="P21"><text:span text:style-name="T4">Outputfiles: hit16.fasta for 16, 20, 44, 47</text:span></text:p>
      <text:p text:style-name="P20"/>
      <text:p text:style-name="P13"><text:span text:style-name="T9">3.2.  Extract 16S sequence from BLAST results that you run against the whole genome.</text:span></text:p>
      <text:p text:style-name="P22"><text:span text:style-name="T9">3.2.1.  What other parameters do you need? Explain their meanings. </text:span><text:span text:style-name="T12"> </text:span></text:p>
      <text:p text:style-name="P22"><text:span text:style-name="T14">-max_hsps 1.</text:span></text:p>
      <text:p text:style-name="P22"><text:span text:style-name="T15">Takes the n best hits, in this case n=1.</text:span></text:p>
      <text:p text:style-name="P6"><text:tab/><text:tab/><text:span text:style-name="T19">Outputfile: complete.txt</text:span></text:p>
      <text:p text:style-name="P6"/>
      <text:p text:style-name="P22"><text:span text:style-name="T9">3.2.2.  Where do you find the output? What do you expect to see in it?</text:span></text:p>
      <text:p text:style-name="P22"><text:span text:style-name="T9"><text:s/></text:span><text:span text:style-name="T12"> </text:span></text:p>
      <text:p text:style-name="P23"><text:span text:style-name="T3">In the output fasta-file, the first sequence is the query sequence (16S) and the second sequence is the best hit sequence. A XML-file is expected and given.</text:span></text:p>
      <text:p text:style-name="P7"/>
      <text:p text:style-name="Standard"><text:span text:style-name="T7">Exercise 2 -</text:span><text:span text:style-name="T6"> Parsing ( </text:span><text:span text:style-name="T7">Choose A or B</text:span><text:span text:style-name="T6"> )</text:span><text:span text:style-name="T8"> </text:span></text:p>
      <text:p text:style-name="P6"/>
      <text:p text:style-name="Standard"><text:span text:style-name="T10">B. </text:span><text:span text:style-name="T3">A ready script (blastResultParser.py) is provided to you in order to parse the BLAST</text:span></text:p>
      <text:p text:style-name="Standard"><text:span text:style-name="T3">output in this option. You will discuss the following questions in detail:</text:span></text:p>
      <text:p text:style-name="P10"/>
      <text:p text:style-name="Standard"><text:span text:style-name="T3">I created an output file for each of the blast-output files with the given blastResultParser.py-script, which I modified in a way, so that the script creates a parsed outputfile:</text:span></text:p>
      <text:p text:style-name="P10"/>
      <text:p text:style-name="Standard"><text:span text:style-name="T3">Modification:</text:span></text:p>
      <text:p text:style-name="Standard"><text:span text:style-name="T13">outputfile=open("out"+str(blastOutputXMLFile),"w")</text:span></text:p>
      <text:p text:style-name="Standard"><text:span text:style-name="T13">for aSingleBlastRecord in listOfBlastRecords:</text:span></text:p>
      <text:p text:style-name="P9"/>
      <text:p text:style-name="Standard"><text:span text:style-name="T13"><text:tab/>for i in range (len (aSingleBlastRecord.alignments)):</text:span></text:p>
      <text:p text:style-name="P9"/>
      <text:p text:style-name="Standard"><text:span text:style-name="T13"><text:tab/><text:tab/>description = aSingleBlastRecord.descriptions [i]</text:span></text:p>
      <text:p text:style-name="Standard"><text:span text:style-name="T13"><text:tab/><text:tab/>alignment = aSingleBlastRecord.alignments [i]</text:span></text:p>
      <text:p text:style-name="Standard"><text:span text:style-name="T13"><text:tab/><text:tab/>title = re.compile ("gnl\|BL_ORD_ID\|\d* ").sub ("", description.title)</text:span></text:p>
      <text:p text:style-name="Standard"><text:span text:style-name="T13"><text:tab/><text:tab/></text:span></text:p>
      <text:p text:style-name="Standard"><text:span text:style-name="T13"><text:tab/><text:tab/>print ("&gt;" + title<text:tab/>)</text:span></text:p>
      <text:p text:style-name="Standard"><text:span text:style-name="T13"><text:tab/><text:tab/>print (alignment.hsps [0].sbjct)</text:span></text:p>
      <text:p text:style-name="Standard"><text:span text:style-name="T13"><text:tab/><text:tab/>outputfile.write("&gt;" + title)</text:span></text:p>
      <text:p text:style-name="Standard"><text:span text:style-name="T13"><text:tab/><text:tab/>outputfile.write(alignment.hsps [0].sbjct)</text:span></text:p>
      <text:p text:style-name="Standard"><text:span text:style-name="T13">outputfile.close()</text:span></text:p>
      <text:p text:style-name="P10"/>
      <text:p text:style-name="Standard"><text:span text:style-name="T3">Running script:</text:span></text:p>
      <text:p text:style-name="Standard"><text:span text:style-name="T13">for file in hit*; do python3 ../blastResultParser.py $file ; done</text:span></text:p>
      <text:p text:style-name="P10"/>
      <text:p text:style-name="Standard"><text:span text:style-name="T16">Concenation:</text:span></text:p>
      <text:p text:style-name="Standard"><text:span text:style-name="T17">cat outhit16.fasta outhit20.fasta outhit44.fasta outhit47.fasta &gt; all_genomes.fasta</text:span></text:p>
      <text:p text:style-name="P11">outputfile: all_genomes.fasta, code: blastResultParser.py</text:p>
      <text:p text:style-name="P12"/>
      <text:p text:style-name="P30"><text:span text:style-name="T1">Exercise 3 - ​ KALIGN</text:span></text:p>
      <text:list xml:id="list138628276333008597" text:style-name="WWNum6">
        <text:list-item>
          <text:p text:style-name="P25"><text:span text:style-name="T3">Use KALIGN on the resulting sequence file to make a multiple alignment of the</text:span></text:p>
        </text:list-item>
      </text:list>
      <text:p text:style-name="Standard_20__28_user_29_"><text:span text:style-name="T3">homologs identified in the previous step.</text:span></text:p>
      <text:p text:style-name="P26"/>
      <text:p text:style-name="Standard_20__28_user_29_"><text:span text:style-name="T16">kalign -gpo 60 -gpe 10 all_genomes.fasta kalign_out</text:span></text:p>
      <text:p text:style-name="P27">outputfile: kalign_out</text:p>
      <text:p text:style-name="P27"/>
      <text:p text:style-name="Standard_20__28_user_29_"><text:span text:style-name="T3">1.1. What are the gap penalties?</text:span></text:p>
      <text:p text:style-name="P26"/>
      <text:p text:style-name="Standard_20__28_user_29_"><text:span text:style-name="T3">Gap penalties are score penalties assigned when a gap is introduced into the sequence alignment.</text:span></text:p>
      <text:p text:style-name="P26"/>
      <text:p text:style-name="Standard_20__28_user_29_"><text:span text:style-name="T3">1.2. Does any of the gap penalties make any sense to apply? Discuss why.</text:span></text:p>
      <text:p text:style-name="P26"/>
      <text:p text:style-name="Standard_20__28_user_29_"><text:span text:style-name="T3">Yes, the gap open and gap extension penalties are sensible to apply. This will ensure that the alignment will include the longest running sequences rather than short stretches, and avoid long gaps which may not be relevant.</text:span></text:p>
      <text:p text:style-name="P26"/>
      <text:p text:style-name="Standard_20__28_user_29_"><text:span text:style-name="T1">Exercise 4 -​ Tree building</text:span></text:p>
      <text:p text:style-name="P28"/>
      <text:p text:style-name="Standard_20__28_user_29_"><text:span text:style-name="T3">1. Investigate the various options of Belvu and how to create a tree from an alignment.</text:span></text:p>
      <text:p text:style-name="P26"/>
      <text:p text:style-name="Standard_20__28_user_29_"><text:span text:style-name="T3">The main option to create a tree in Belvu is to use the flag -T. Multiple tree options are available, such as neighbour-joining and UPGMA. Therefore the input to create a flag in belvu is: belvu -T u &lt;alignment file&gt;.</text:span></text:p>
      <text:p text:style-name="P26"/>
      <text:p text:style-name="Standard_20__28_user_29_"><text:span text:style-name="T3">1.1. Which distance correction methods does Belvu use?</text:span></text:p>
      <text:p text:style-name="P26"/>
      <text:p text:style-name="Standard_20__28_user_29_"><text:span text:style-name="T3">There are 4 distance correction methods available in Belvu, with the various flags -T b, j, k, s, and r (uncorrected). B uses the scoredist distance correction method, which is default. J, k, and s select the Jukes-Cantor, Kimura, and Storm &amp; Sonhammer distance correction methods respectively.</text:span></text:p>
      <text:p text:style-name="P26"/>
      <text:p text:style-name="Standard_20__28_user_29_"><text:span text:style-name="T3">1.2. Use two different distance corrections in combination with two tree building</text:span></text:p>
      <text:p text:style-name="Standard_20__28_user_29_"><text:span text:style-name="T3">methods. How does this affect the tree?</text:span></text:p>
      <text:p text:style-name="P26"/>
      <text:p text:style-name="Standard_20__28_user_29_"><text:span text:style-name="T3">In this case, using both the Kimura and Storm &amp; Sonhammer distance correction methods did not result in a differently shaped tree for the UPGMA.</text:span></text:p>
      <text:p text:style-name="P26"/>
      <text:p text:style-name="Standard_20__28_user_29_"><text:span text:style-name="T3">Using the NJ method with scoredist and kimura distance correction also does not result in a differently shaped tree. However the NJ and UPGMA do result in different trees as UPGMA is rooted and NJ is unrooted.</text:span></text:p>
      <text:p text:style-name="P26"/>
      <text:p text:style-name="Standard_20__28_user_29_"><text:span text:style-name="T3">2. Build a maximum likelihood tree with RaxML.</text:span></text:p>
      <text:p text:style-name="Standard_20__28_user_29_"><text:span text:style-name="T3">2.1. First make sure all gaps in the alignment are denoted with “-”</text:span></text:p>
      <text:p text:style-name="P26"/>
      <text:p text:style-name="Standard_20__28_user_29_"><text:span text:style-name="T3">Yes.</text:span></text:p>
      <text:p text:style-name="P26"/>
      <text:p text:style-name="Standard_20__28_user_29_"><text:span text:style-name="T3">2.2. Run e.g. raxmlHPC-PTHREADS-AVX -f a -x 54321 -N 100 -T 4 -p 12345 -m</text:span></text:p>
      <text:p text:style-name="Standard_20__28_user_29_"><text:span text:style-name="T3">PROTCATBLOSUM62 -s input -n output.</text:span></text:p>
      <text:p text:style-name="P26"/>
      <text:p text:style-name="P26"><text:soft-page-break/></text:p>
      <text:p text:style-name="Standard_20__28_user_29_"><text:span text:style-name="T3">The tree generated using this command is located at </text:span><text:bookmark text:name="sharelink"/><text:a xlink:type="simple" xlink:href="http://etetoolkit.org/treeview/?treeid=0754de6eb533ca12b8d67a78ad775de5&amp;algid=ce443ed1e53858bf4e11d1e069c7a927" text:style-name="Internet_20_link" text:visited-style-name="Visited_20_Internet_20_Link"><text:span text:style-name="T3">http://etetoolkit.org/treeview/?treeid=0754de6eb533ca12b8d67a78ad775de5&amp;algid=ce443ed1e53858bf4e11d1e069c7a927"</text:span></text:a><text:span text:style-name="T3">.</text:span></text:p>
      <text:p text:style-name="P26"/>
      <text:p text:style-name="Standard_20__28_user_29_"><text:span text:style-name="T3">2.3. Explain what the options do.</text:span></text:p>
      <text:p text:style-name="P26"/>
      <text:p text:style-name="Standard_20__28_user_29_"><text:span text:style-name="T3">-PTHREADS selects the number of cores the script will run on, as the lab computers are multicore, using the -AVX option will allow the computer to run on multiple cores using the fastest vector instructions.</text:span></text:p>
      <text:p text:style-name="P26"/>
      <text:p text:style-name="Standard_20__28_user_29_"><text:span text:style-name="T3">-f selects the algorithm used, and a in this case selects rapid bootstrap analysis, while searching for the best-scoring tree within a single program run.</text:span></text:p>
      <text:p text:style-name="P26"/>
      <text:p text:style-name="Standard_20__28_user_29_"><text:span text:style-name="T3">-x is a random integer which is used as a seed number for the bootstrap.</text:span></text:p>
      <text:p text:style-name="P26"/>
      <text:p text:style-name="Standard_20__28_user_29_"><text:span text:style-name="T3">-N represents the number of alternative runs, on different starting trees.</text:span></text:p>
      <text:p text:style-name="P26"/>
      <text:p text:style-name="Standard_20__28_user_29_"><text:span text:style-name="T3">-T specifies the number of threads that will be ran.</text:span></text:p>
      <text:p text:style-name="P26"/>
      <text:p text:style-name="Standard_20__28_user_29_"><text:span text:style-name="T3">-p represents a random seed number for the parsimony inferences, and can be utilised for debugging purposes.</text:span></text:p>
      <text:p text:style-name="P26"/>
      <text:p text:style-name="Standard_20__28_user_29_"><text:span text:style-name="T3">-m specifies the substitution model, which in this case is BLOSUM62 for amino acids.</text:span></text:p>
      <text:p text:style-name="P26"/>
      <text:p text:style-name="Standard_20__28_user_29_"><text:span text:style-name="T3">-s and -n specifies the input and output filepaths respectively.</text:span></text:p>
      <text:p text:style-name="P26"/>
      <text:p text:style-name="Standard_20__28_user_29_"><text:span text:style-name="T3">2.4. Explain briefly what the main difference is between distance-based and</text:span></text:p>
      <text:p text:style-name="Standard_20__28_user_29_"><text:span text:style-name="T3">maximum likelihood methods. What are their advantages/disadvantages?</text:span></text:p>
      <text:p text:style-name="P26"/>
      <text:p text:style-name="Standard_20__28_user_29_"><text:span text:style-name="T5">Distance-based and maximum likelihood (ML) methods are critically different that while alignments are converted to distances in the former, ML does not. This results in a single tree with branches and distances for the former and possibly multiple trees for the latter. Therefore ML methods will consider evolutionary data through all steps of tree reconstruction while distance-based only uses the evolutionary data to compute distances. The main advantage of ML methods is that multiple trees are compared and all evolutionary data is used, as opposed to the more singular distance-based methods. The disadvantage of ML methods is the computational demands are much higher.</text:span></text:p>
      <text:p text:style-name="P26"/>
      <text:p text:style-name="Standard_20__28_user_29_"><text:span text:style-name="T1">Exercise 5 - ​ Sequence Bootstrapping</text:span></text:p>
      <text:list xml:id="list1966949219718521956" text:style-name="WWNum1">
        <text:list-item>
          <text:p text:style-name="P29"><text:span text:style-name="T3">What is bootstrapping? What is the reason to apply bootstrapping?</text:span></text:p>
        </text:list-item>
      </text:list>
      <text:p text:style-name="P26"/>
      <text:p text:style-name="Standard_20__28_user_29_"><text:span text:style-name="T3">Bootstrapping is a form of confidence testing, by sampling subsets from the dataset. The reason to apply it would be to verify the accuracy and reliability of the tree produced.</text:span></text:p>
      <text:p text:style-name="P26"/>
      <text:list xml:id="list161326712014049" text:continue-numbering="true" text:style-name="WWNum1">
        <text:list-item>
          <text:p text:style-name="P29"><text:span text:style-name="T3">Construct a tree with bootstrap support values with Belvu from your alignment.</text:span></text:p>
        </text:list-item>
      </text:list>
      <text:p text:style-name="P32"/>
      <text:p text:style-name="P31"><text:span text:style-name="T3">Despite multiple attempts at updating and running Belvu 4.4.11 via SSH on various computers to multiple lab computers, Belvu failed to display an output when using the bootstrap flag. As a compromise we produced an output file (.tre) instead. The tree created with bootstrap value 4 is included as the attachment boot.tre.</text:span></text:p>
      <text:p text:style-name="P32"><text:bookmark text:name="_GoBack"/><text:soft-page-break/></text:p>
      <text:p text:style-name="P33"><text:span text:style-name="T3">2.1. What does the option N mean?</text:span></text:p>
      <text:p text:style-name="P35"/>
      <text:p text:style-name="P34"><text:span text:style-name="T3">N refers to the number of samplings the program will go through to repeat the tree construction.</text:span></text:p>
      <text:p text:style-name="P35"/>
      <text:list xml:id="list161327661177184" text:continue-numbering="true" text:style-name="WWNum1">
        <text:list-item>
          <text:list>
            <text:list-item>
              <text:p text:style-name="P29"><text:span text:style-name="T3">What value of N do you choose and what consequences does that choice have?</text:span></text:p>
            </text:list-item>
          </text:list>
        </text:list-item>
      </text:list>
      <text:p text:style-name="P37"/>
      <text:p text:style-name="P36"><text:span text:style-name="T3">According to Zvelebil and Baum., 2008., the most appropriate N value to choose would be the number of data points N in the dataset. This will guarantee that the complete dataset is included in the selected data po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Helvetica" svg:font-family="Helvetic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2917in" fo:margin-left="0.5417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7</meta:editing-cycles>
    <meta:creation-date>2018-05-09T08:19:00</meta:creation-date>
    <dc:date>2018-05-15T16:13:26.184947493</dc:date>
    <meta:editing-duration>PT41M56S</meta:editing-duration>
    <meta:generator>LibreOffice/5.1.6.2$Linux_X86_64 LibreOffice_project/10m0$Build-2</meta:generator>
    <meta:document-statistic meta:table-count="0" meta:image-count="0" meta:object-count="0" meta:page-count="5" meta:paragraph-count="106" meta:word-count="1306" meta:character-count="8310" meta:non-whitespace-character-count="705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